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80433408" text:id="ct58043340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80433120" text:id="ct580433120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580433120"/><text:note text:id="ftn1" text:note-class="footnote"><text:note-citation>1</text:note-citation><text:note-body><text:p text:style-name="Footnote"><text:change-start text:change-id="ct580433408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80433408"/></text:p></text:note-body></text:note><text:change-end text:change-id="ct580433120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8412397117657049943" text:style-name="L1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581114176" text:id="ct581114176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581121664" text:id="ct581121664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10782816" text:id="ct510782816">
            <text:insertion>
              <office:change-info>
                <dc:creator>Bob Jacobsen</dc:creator>
                <dc:date>2013-02-06T22:28:00</dc:date>
              </office:change-info>
            </text:insertion>
          </text:changed-region>
          <text:changed-region xml:id="ct479407456" text:id="ct479407456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2-06T22:28:19.99">2/6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 text:change-id="ct581114176"/><text:change-start text:change-id="ct581121664"/><text:span text:style-name="Page_20_Number"><text:span text:style-name="MT2">3</text:span></text:span><text:change-end text:change-id="ct5811216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change-start text:change-id="ct510782816"/><text:span text:style-name="Page_20_Number"><text:span text:style-name="MT2"><text:date style:data-style-name="N75" text:date-value="2013-02-06T22:28:13.99" text:fixed="true">Feb 6, 2013</text:date></text:span></text:span><text:change-end text:change-id="ct510782816"/><text:change text:change-id="ct479407456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28:19.99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12450816" text:id="ct512450816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12452832" text:id="ct51245283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648273824" text:id="ct648273824">
            <text:insertion>
              <office:change-info>
                <dc:creator>Bob Jacobsen</dc:creator>
                <dc:date>2013-02-06T22:28:00</dc:date>
              </office:change-info>
            </text:insertion>
          </text:changed-region>
          <text:changed-region xml:id="ct609270928" text:id="ct609270928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2-06T22:28:19.99">2/6/2013</text:date></text:span></text:span></text:p>
            </text:deletion>
          </text:changed-region>
        </text:tracked-changes>
        <text:p text:style-name="MP8"><text:span text:style-name="Page_20_Number"><text:span text:style-name="MT2">Copyright 201</text:span></text:span><text:change text:change-id="ct512450816"/><text:change-start text:change-id="ct512452832"/><text:span text:style-name="Page_20_Number"><text:span text:style-name="MT2">3</text:span></text:span><text:change-end text:change-id="ct5124528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change-start text:change-id="ct648273824"/><text:span text:style-name="Page_20_Number"><text:span text:style-name="MT4"><text:date style:data-style-name="N75" text:date-value="2013-02-06T22:28:05" text:fixed="true">Feb 6, 2013</text:date></text:span></text:span><text:change-end text:change-id="ct648273824"/><text:change text:change-id="ct609270928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7</meta:editing-cycles>
    <meta:editing-duration>PT11H45M30S</meta:editing-duration>
    <meta:generator>OpenOffice.org/3.4.1$Unix OpenOffice.org_project/341m1$Build-9593</meta:generator>
    <dc:date>2013-02-06T22:28:20</dc:date>
    <dc:creator>Bob Jacobsen</dc:creator>
    <meta:document-statistic meta:table-count="1" meta:image-count="1" meta:object-count="0" meta:page-count="2" meta:paragraph-count="38" meta:word-count="402" meta:character-count="2814"/>
    <meta:user-defined meta:name="Info 1"/>
    <meta:user-defined meta:name="Info 2"/>
    <meta:user-defined meta:name="Info 3"/>
    <meta:user-defined meta:name="Info 4"/>
  </office:meta>
</office:document-meta>
</file>